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bria" svg:font-family="Cala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Calabria" fo:font-size="12pt" style:font-size-asian="12pt" style:font-size-complex="12pt"/>
    </style:style>
    <style:style style:name="P2" style:family="paragraph" style:parent-style-name="Heading_20_2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3" style:family="paragraph" style:parent-style-name="Heading_20_2">
      <style:text-properties style:font-name="Calabria" fo:font-size="16pt" officeooo:rsid="0015fdc5" officeooo:paragraph-rsid="0015fdc5" style:font-size-asian="16pt" style:font-size-complex="16pt"/>
    </style:style>
    <style:style style:name="P4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5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text-indent="0cm" style:auto-text-indent="false" fo:padding="0cm" fo:border="none"/>
      <style:text-properties style:font-name="Calabria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8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10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11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12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style:font-name="Calabria" fo:font-size="12pt" style:font-size-asian="12pt" style:font-size-complex="12pt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Calabria" fo:font-size="12pt" style:font-size-asian="12pt" style:font-size-complex="12pt"/>
    </style:style>
    <style:style style:name="P14" style:family="paragraph" style:parent-style-name="Text_20_body">
      <style:text-properties style:font-name="Calabria" fo:font-size="12pt" officeooo:rsid="0015fdc5" officeooo:paragraph-rsid="0015fdc5" style:font-size-asian="12pt" style:font-size-complex="12pt"/>
    </style:style>
    <style:style style:name="P15" style:family="paragraph" style:parent-style-name="Text_20_body">
      <style:text-properties style:font-name="Calabria" fo:font-size="12pt" officeooo:rsid="0015fdc5" officeooo:paragraph-rsid="00177a65" style:font-size-asian="12pt" style:font-size-complex="12pt"/>
    </style:style>
    <style:style style:name="P16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style:font-name="Calabria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style:font-name="Calabria"/>
    </style:style>
    <style:style style:name="T3" style:family="text">
      <style:text-properties style:font-name="Calabria" loext:padding="0cm" loext:border="none"/>
    </style:style>
    <style:style style:name="T4" style:family="text">
      <style:text-properties style:font-name="Calabria" fo:font-size="12pt" style:font-size-asian="12pt" style:font-size-complex="12pt"/>
    </style:style>
    <style:style style:name="T5" style:family="text">
      <style:text-properties style:font-name="Calabria" fo:font-size="12pt" style:font-size-asian="12pt" style:font-size-complex="12pt" loext:padding="0cm" loext:border="none"/>
    </style:style>
    <style:style style:name="T6" style:family="text">
      <style:text-properties officeooo:rsid="0015fdc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loext:padding="0cm" loext:border="none"/>
    </style:style>
    <style:style style:name="T9" style:family="text">
      <style:text-properties fo:font-weight="normal" officeooo:rsid="00177a65" style:font-weight-asian="normal" style:font-weight-complex="normal" loext:padding="0cm" loext:border="none"/>
    </style:style>
    <style:style style:name="T10" style:family="text">
      <style:text-properties fo:font-style="normal" fo:font-weight="normal" officeooo:rsid="00177a65" style:font-style-asian="normal" style:font-weight-asian="normal" style:font-style-complex="normal" style:font-weight-complex="normal" loext:padding="0cm" loext:border="none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 loext:padding="0cm" loext:border="none"/>
    </style:style>
    <style:style style:name="T12" style:family="text">
      <style:text-properties fo:font-size="14pt" style:font-size-asian="14pt" style:font-size-complex="14pt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Aula 5 – Exercícios</text:h>
      <text:p text:style-name="P14"><text:span text:style-name="T7"/></text:p>
      <text:p text:style-name="P15"><text:span text:style-name="Strong_20_Emphasis"><text:span text:style-name="T12">Quiz: Lógica Dedutiva e Argumentos</text:span></text:span><text:span text:style-name="T7"><text:line-break/></text:span></text:p>
      <text:p text:style-name="P15"><text:span text:style-name="Emphasis"><text:span text:style-name="T10">Escolha a </text:span></text:span><text:span text:style-name="Emphasis"><text:span text:style-name="T11">alternativa correta.</text:span></text:span></text:p>
      <text:list text:style-name="L6">
        <text:list-item>
          <text:p text:style-name="P16">O que define um argumento válido?<text:line-break/>A) As premissas e a conclusão são todas verdadeiras no mundo real.<text:line-break/>B) Se as premissas forem verdadeiras, a conclusão deve ser verdadeira.<text:line-break/>C) A conclusão é sempre mais importante que as premissas.<text:line-break/>D) Não há relação lógica entre premissas e conclusão.<text:line-break/>E) As premissas são opiniões pessoais.</text:p>
        </text:list-item>
        <text:list-item>
          <text:p text:style-name="P16">Qual é o exemplo clássico de Modus Ponens?<text:line-break/>A) Se chover, levo guarda-chuva. Chove. Logo, levo.<text:line-break/>B) Todos os gatos miam. Meu pet mia. Logo, é gato.<text:line-break/>C) Ou A ou B. Não A. Logo, B.<text:line-break/>D) Se A então B. Não B. Logo, não A.<text:line-break/>E) Todos A são B. Todos B são C. Logo, todos A são C.</text:p>
        </text:list-item>
        <text:list-item>
          <text:p text:style-name="P16">Em uma prova direta, o que você faz?<text:line-break/>A) Assume o oposto e busca contradição.<text:line-break/>B) Parte das premissas e vai direto à conclusão passo a passo.<text:line-break/>C) Prova apenas uma direção do "se e somente se".<text:line-break/>D) Assume P e não Q para condicional.<text:line-break/>E) Lista regras sem usar inferências.</text:p>
        </text:list-item>
        <text:list-item>
          <text:p text:style-name="P16">Para provar "Se P, então Q" por prova condicional, você:<text:line-break/>A) Assume não P e prova Q.<text:line-break/>B) Assume P e prova Q diretamente.<text:line-break/>C) Prova Q implica P também.<text:line-break/>D) Assume Q falsa e busca absurdo.<text:line-break/>E) Ignora P e foca em Q.</text:p>
        </text:list-item>
        <text:list-item>
          <text:p text:style-name="P16">Uma prova bicondicional requer:<text:line-break/>A) Apenas provar P implica Q.<text:line-break/>B) Provar P implica Q e Q implica P.<text:line-break/>C) Assumir contradição desde o início.<text:line-break/>D) Usar apenas Modus Tollens.<text:line-break/>E) Listar silogismos sem direção.</text:p>
        </text:list-item>
        <text:list-item>
          <text:p text:style-name="P16"><text:soft-page-break/>O que é prova por redução ao absurdo?<text:line-break/>A) Prova direta sem passos.<text:line-break/>B) Assume o oposto da tese e chega a contradição.<text:line-break/>C) Prova condicional simples.<text:line-break/>D) Usa disjunção exclusiva.<text:line-break/>E) Ignora premissas.</text:p>
        </text:list-item>
        <text:list-item>
          <text:p text:style-name="P16">Exemplo de Modus Tollens:<text:line-break/>A) Se estuda, passa. Estuda. Logo, passa.<text:line-break/>B) Se estuda, passa. Não passa. Logo, não estudou.<text:line-break/>C) Todos estudam. João estuda. Logo, passa.<text:line-break/>D) Ou passa ou reprova. Passa. Logo, não reprova.<text:line-break/>E) Todos passam se estudam. João passa.</text:p>
        </text:list-item>
        <text:list-item>
          <text:p text:style-name="P16">Na prova indireta de forma condicional para "Se P, Q":<text:line-break/>A) Assume P e prova Q diretamente.<text:line-break/>B) Assume P e não Q, chega a contradição.<text:line-break/>C) Prova o bicondicional.<text:line-break/>D) Assume não P.<text:line-break/>E) Usa silogismo categórico.</text:p>
        </text:list-item>
        <text:list-item>
          <text:p text:style-name="P16">Qual regra é "Todos A são B; Todos B são C; Logo, A são C"?<text:line-break/>A) Modus Ponens.<text:line-break/>B) Silogismo Categórico.<text:line-break/>C) Disjunção.<text:line-break/>D) Modus Tollens.<text:line-break/>E) Bicondicional.</text:p>
        </text:list-item>
        <text:list-item>
          <text:p text:style-name="P16">Por que <text:span text:style-name="T1">2</text:span> irracional usa redução ao absurdo?<text:line-break/>A) Assume racional e multiplica diretamente.<text:line-break/>B) Assume racional, deriva fração mínima par, contradição.<text:line-break/>C) Prova condicional simples.<text:line-break/>D) Usa Modus Ponens em números.<text:line-break/>E) Lista propriedades sem assumir.</text:p>
        </text:list-item>
      </text:list>
      <text:p text:style-name="P6"/>
      <text:p text:style-name="P6"/>
      <text:p text:style-name="P6"/>
      <text:p text:style-name="P4"><text:span text:style-name="Strong_20_Emphasis"><text:span text:style-name="T3">Gabarito (para correção):</text:span></text:span><text:span text:style-name="T2"><text:line-break/>1-B, 2-A, 3-B, 4-B, 5-B, 6-B, 7-B, 8-B, 9-B, 10-B.</text:span></text:p>
      <text:p text:style-name="P14"><text:soft-page-break/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bria" svg:font-family="Cala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6:08:20.735007265</meta:creation-date>
    <meta:print-date>2026-03-05T16:11:45.022726572</meta:print-date>
    <meta:printed-by>Arquivos PDF</meta:printed-by>
    <dc:date>2026-03-05T16:45:02.989420168</dc:date>
    <meta:editing-duration>PT25M54S</meta:editing-duration>
    <meta:editing-cycles>1</meta:editing-cycles>
    <meta:document-statistic meta:table-count="0" meta:image-count="0" meta:object-count="0" meta:page-count="3" meta:paragraph-count="14" meta:word-count="459" meta:character-count="2487" meta:non-whitespace-character-count="2050"/>
    <meta:generator>LibreOffice/24.2.7.2$Linux_X86_64 LibreOffice_project/420$Build-2</meta:generator>
  </office:meta>
</office:document-meta>
</file>